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5.703cm" style:rel-column-width="19670*"/>
    </style:style>
    <style:style style:name="Changelog.B" style:family="table-column">
      <style:table-column-properties style:column-width="2.778cm" style:rel-column-width="9580*"/>
    </style:style>
    <style:style style:name="Changelog.C" style:family="table-column">
      <style:table-column-properties style:column-width="10.52cm" style:rel-column-width="36285*"/>
    </style:style>
    <style:style style:name="Changelog.1" style:family="table-row">
      <style:table-row-properties fo:background-color="#faa61a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A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4" style:family="table-row">
      <style:table-row-properties fo:keep-together="auto"/>
    </style:style>
    <style:style style:name="Changelog.6" style:family="table-row">
      <style:table-row-properties fo:keep-together="auto"/>
    </style:style>
    <style:style style:name="Changelog.8" style:family="table-row">
      <style:table-row-properties fo:keep-together="auto"/>
    </style:style>
    <style:style style:name="Changelog.10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7c7a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7614fc" officeooo:paragraph-rsid="007614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77ce7c" officeooo:paragraph-rsid="0077ce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77ce7c" officeooo:paragraph-rsid="007c7a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77ce7c" officeooo:paragraph-rsid="000a6c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7da045" officeooo:paragraph-rsid="007c7a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a6c0f" officeooo:paragraph-rsid="000a6c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c7831" officeooo:paragraph-rsid="000c78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dae55" officeooo:paragraph-rsid="000dae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dae55" officeooo:paragraph-rsid="000eaa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aa1d" officeooo:paragraph-rsid="000eaa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Heading_20_1" style:master-page-name="Standard">
      <style:paragraph-properties style:page-number="1"/>
      <style:text-properties fo:language="en" fo:country="US"/>
    </style:style>
    <style:style style:name="P15" style:family="paragraph" style:parent-style-name="Table_20_Contents">
      <style:text-properties fo:color="#464453"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T1" style:family="text">
      <style:text-properties officeooo:rsid="00133305"/>
    </style:style>
    <style:style style:name="T2" style:family="text">
      <style:text-properties officeooo:rsid="0011f712"/>
    </style:style>
    <style:style style:name="T3" style:family="text">
      <style:text-properties officeooo:rsid="007d0cbe"/>
    </style:style>
    <style:style style:name="T4" style:family="text">
      <style:text-properties officeooo:rsid="000aeb41"/>
    </style:style>
    <style:style style:name="T5" style:family="text">
      <style:text-properties officeooo:rsid="000c7831"/>
    </style:style>
    <style:style style:name="T6" style:family="text">
      <style:text-properties officeooo:rsid="001072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1">User</text:p>
          </table:table-cell>
          <table:table-cell table:style-name="Changelog.B1" office:value-type="string">
            <text:p text:style-name="P1">Date</text:p>
          </table:table-cell>
          <table:table-cell table:style-name="Changelog.B1" office:value-type="string">
            <text:p text:style-name="P1">Description</text:p>
          </table:table-cell>
        </table:table-row>
        <table:table-row table:style-name="Changelog.2">
          <table:table-cell table:style-name="Changelog.A2" office:value-type="string">
            <text:p text:style-name="P1">Maione</text:p>
          </table:table-cell>
          <table:table-cell table:style-name="Changelog.B2" office:value-type="string">
            <text:p text:style-name="P1">14/10/2018</text:p>
          </table:table-cell>
          <table:table-cell table:style-name="Changelog.B2" office:value-type="string">
            <text:p text:style-name="P1">Created this document</text:p>
          </table:table-cell>
        </table:table-row>
        <table:table-row table:style-name="Changelog.3">
          <table:table-cell table:style-name="Changelog.A3" office:value-type="string">
            <text:p text:style-name="P1">Maione</text:p>
          </table:table-cell>
          <table:table-cell table:style-name="Changelog.B3" office:value-type="string">
            <text:p text:style-name="P1">18/10/2018</text:p>
          </table:table-cell>
          <table:table-cell table:style-name="Changelog.B3" office:value-type="string">
            <text:p text:style-name="P1">Added the characters list</text:p>
          </table:table-cell>
        </table:table-row>
        <table:table-row table:style-name="Changelog.4">
          <table:table-cell table:style-name="Changelog.A2" office:value-type="string">
            <text:p text:style-name="P1">Maione</text:p>
          </table:table-cell>
          <table:table-cell table:style-name="Changelog.B2" office:value-type="string">
            <text:p text:style-name="P1">21/10/2018</text:p>
          </table:table-cell>
          <table:table-cell table:style-name="Changelog.B2" office:value-type="string">
            <text:p text:style-name="P1">Added image to characters</text:p>
          </table:table-cell>
        </table:table-row>
        <table:table-row table:style-name="Changelog.3">
          <table:table-cell table:style-name="Changelog.A3" office:value-type="string">
            <text:p text:style-name="P1">Dettori, <text:span text:style-name="T1">Iervolino, Maione</text:span></text:p>
          </table:table-cell>
          <table:table-cell table:style-name="Changelog.B3" office:value-type="string">
            <text:p text:style-name="P1">22/10/2018</text:p>
          </table:table-cell>
          <table:table-cell table:style-name="Changelog.B3" office:value-type="string">
            <text:p text:style-name="P1">Wrote the overview story</text:p>
          </table:table-cell>
        </table:table-row>
        <table:table-row table:style-name="Changelog.6">
          <table:table-cell table:style-name="Changelog.A2" office:value-type="string">
            <text:p text:style-name="P1">Maione</text:p>
          </table:table-cell>
          <table:table-cell table:style-name="Changelog.B2" office:value-type="string">
            <text:p text:style-name="P1">23/10/2018</text:p>
          </table:table-cell>
          <table:table-cell table:style-name="Changelog.B2" office:value-type="string">
            <text:p text:style-name="P1">Added deadlines</text:p>
          </table:table-cell>
        </table:table-row>
        <table:table-row table:style-name="Changelog.3">
          <table:table-cell table:style-name="Changelog.A3" office:value-type="string">
            <text:p text:style-name="P1">Dettori, Iervolino</text:p>
          </table:table-cell>
          <table:table-cell table:style-name="Changelog.B3" office:value-type="string">
            <text:p text:style-name="P1">24/10/2018</text:p>
          </table:table-cell>
          <table:table-cell table:style-name="Changelog.B3" office:value-type="string">
            <text:p text:style-name="P1">Wrote the game story</text:p>
          </table:table-cell>
        </table:table-row>
        <table:table-row table:style-name="Changelog.8">
          <table:table-cell table:style-name="Changelog.A2" office:value-type="string">
            <text:p text:style-name="P1">Dettori, Iervolino</text:p>
          </table:table-cell>
          <table:table-cell table:style-name="Changelog.B2" office:value-type="string">
            <text:p text:style-name="P1">25/10/2018</text:p>
          </table:table-cell>
          <table:table-cell table:style-name="Changelog.B2" office:value-type="string">
            <text:p text:style-name="P1">Wrote the characters biography</text:p>
          </table:table-cell>
        </table:table-row>
        <table:table-row table:style-name="Changelog.3">
          <table:table-cell table:style-name="Changelog.A3" office:value-type="string">
            <text:p text:style-name="P1">Iervolino</text:p>
          </table:table-cell>
          <table:table-cell table:style-name="Changelog.B3" office:value-type="string">
            <text:p text:style-name="P1">25/10/2018</text:p>
          </table:table-cell>
          <table:table-cell table:style-name="Changelog.B3" office:value-type="string">
            <text:p text:style-name="P1">Story revision</text:p>
          </table:table-cell>
        </table:table-row>
        <table:table-row table:style-name="Changelog.10">
          <table:table-cell table:style-name="Changelog.A2" office:value-type="string">
            <text:p text:style-name="P1">Dettori, <text:span text:style-name="T1">Iervolino</text:span></text:p>
          </table:table-cell>
          <table:table-cell table:style-name="Changelog.B2" office:value-type="string">
            <text:p text:style-name="P1">03/11/2018</text:p>
          </table:table-cell>
          <table:table-cell table:style-name="Changelog.B2" office:value-type="string">
            <text:p text:style-name="P1">Summary of acts</text:p>
          </table:table-cell>
        </table:table-row>
        <table:table-row table:style-name="Changelog.10">
          <table:table-cell table:style-name="Changelog.A3" office:value-type="string">
            <text:p text:style-name="P1">Iervolino</text:p>
          </table:table-cell>
          <table:table-cell table:style-name="Changelog.B3" office:value-type="string">
            <text:p text:style-name="P1">04/11/2018</text:p>
          </table:table-cell>
          <table:table-cell table:style-name="Changelog.B3" office:value-type="string">
            <text:p text:style-name="P1">High concepts, Settings, Synopsis and topics</text:p>
          </table:table-cell>
        </table:table-row>
        <table:table-row table:style-name="Changelog.10">
          <table:table-cell table:style-name="Changelog.A2" office:value-type="string">
            <text:p text:style-name="P1">Dettori, <text:span text:style-name="T1">Iervolino, </text:span>Maione</text:p>
          </table:table-cell>
          <table:table-cell table:style-name="Changelog.B2" office:value-type="string">
            <text:p text:style-name="P1">05/11/2018</text:p>
          </table:table-cell>
          <table:table-cell table:style-name="Changelog.B2" office:value-type="string">
            <text:p text:style-name="P1"><text:span text:style-name="T2">Designed and </text:span>Added world maps</text:p>
          </table:table-cell>
        </table:table-row>
        <table:table-row table:style-name="Changelog.10">
          <table:table-cell table:style-name="Changelog.A3" office:value-type="string">
            <text:p text:style-name="P1">Maione</text:p>
          </table:table-cell>
          <table:table-cell table:style-name="Changelog.B3" office:value-type="string">
            <text:p text:style-name="P1">06/11/2018</text:p>
          </table:table-cell>
          <table:table-cell table:style-name="Changelog.B3" office:value-type="string">
            <text:p text:style-name="P1">Updated diagrams and maps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string">
            <text:p text:style-name="P1">07/11/2018</text:p>
          </table:table-cell>
          <table:table-cell table:style-name="Changelog.B2" office:value-type="string">
            <text:p text:style-name="P1">Updated characters layout</text:p>
          </table:table-cell>
        </table:table-row>
        <table:table-row table:style-name="Changelog.10">
          <table:table-cell table:style-name="Changelog.A3" office:value-type="string">
            <text:p text:style-name="P1">Iervolino</text:p>
          </table:table-cell>
          <table:table-cell table:style-name="Changelog.B3" office:value-type="string">
            <text:p text:style-name="P1">07/11/2018</text:p>
          </table:table-cell>
          <table:table-cell table:style-name="Changelog.B3" office:value-type="string">
            <text:p text:style-name="P1">Description and backstory of the characters, goals outline</text:p>
          </table:table-cell>
        </table:table-row>
        <table:table-row table:style-name="Changelog.10">
          <table:table-cell table:style-name="Changelog.A2" office:value-type="string">
            <text:p text:style-name="P1">Dettori</text:p>
          </table:table-cell>
          <table:table-cell table:style-name="Changelog.B2" office:value-type="string">
            <text:p text:style-name="P1">07/11/2018</text:p>
          </table:table-cell>
          <table:table-cell table:style-name="Changelog.B2" office:value-type="string">
            <text:p text:style-name="P1">World diagrams, added Ben</text:p>
          </table:table-cell>
        </table:table-row>
        <table:table-row table:style-name="Changelog.10">
          <table:table-cell table:style-name="Changelog.A3" office:value-type="string">
            <text:p text:style-name="P1">Dettori, Iervolino</text:p>
          </table:table-cell>
          <table:table-cell table:style-name="Changelog.B3" office:value-type="string">
            <text:p text:style-name="P1">08/11/2018</text:p>
          </table:table-cell>
          <table:table-cell table:style-name="Changelog.B3" office:value-type="string">
            <text:p text:style-name="P1">Validation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string">
            <text:p text:style-name="P1">08/11/2018</text:p>
          </table:table-cell>
          <table:table-cell table:style-name="Changelog.B2" office:value-type="string">
            <text:p text:style-name="P1">General formatting</text:p>
          </table:table-cell>
        </table:table-row>
        <table:table-row table:style-name="Changelog.3">
          <table:table-cell table:style-name="Changelog.A2" office:value-type="string">
            <text:p text:style-name="P9">Iervolino</text:p>
          </table:table-cell>
          <table:table-cell table:style-name="Changelog.B2" office:value-type="string">
            <text:p text:style-name="P9">09/11/2018</text:p>
          </table:table-cell>
          <table:table-cell table:style-name="Changelog.B2" office:value-type="string">
            <text:p text:style-name="P1">Howl photo and corrections</text:p>
          </table:table-cell>
        </table:table-row>
        <table:table-row table:style-name="Changelog.10">
          <table:table-cell table:style-name="Changelog.A2" office:value-type="string">
            <text:p text:style-name="P9">Iervolino</text:p>
          </table:table-cell>
          <table:table-cell table:style-name="Changelog.B2" office:value-type="string">
            <text:p text:style-name="P9">09/11/2018</text:p>
          </table:table-cell>
          <table:table-cell table:style-name="Changelog.B2" office:value-type="string">
            <text:p text:style-name="P1"><text:span text:style-name="T5">P</text:span>hotos of orphan child an<text:span text:style-name="T5">d</text:span> corrections of scripts</text:p>
          </table:table-cell>
        </table:table-row>
        <table:table-row table:style-name="Changelog.10">
          <table:table-cell table:style-name="Changelog.A3" office:value-type="string">
            <text:p text:style-name="P3">Maione</text:p>
          </table:table-cell>
          <table:table-cell table:style-name="Changelog.B3" office:value-type="string">
            <text:p text:style-name="P3">16/11/2018</text:p>
          </table:table-cell>
          <table:table-cell table:style-name="Changelog.B3" office:value-type="string">
            <text:p text:style-name="P3">Added image for setting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17/11/2018</text:p>
          </table:table-cell>
          <table:table-cell table:style-name="Changelog.B2" office:value-type="string">
            <text:p text:style-name="P3">Replaced all the embedded images with the <text:span text:style-name="T3">referenced</text:span> one</text:p>
          </table:table-cell>
        </table:table-row>
        <table:table-row table:style-name="Changelog.10">
          <table:table-cell table:style-name="Changelog.A3" office:value-type="string">
            <text:p text:style-name="P4">Dettori</text:p>
          </table:table-cell>
          <table:table-cell table:style-name="Changelog.B3" office:value-type="string">
            <text:p text:style-name="P4">17/11/2018</text:p>
          </table:table-cell>
          <table:table-cell table:style-name="Changelog.B3" office:value-type="string">
            <text:p text:style-name="P4">Modified story flowchart</text:p>
          </table:table-cell>
        </table:table-row>
        <table:table-row table:style-name="Changelog.10">
          <table:table-cell table:style-name="Changelog.A2" office:value-type="string">
            <text:p text:style-name="P2">Iervolino</text:p>
          </table:table-cell>
          <table:table-cell table:style-name="Changelog.B2" office:value-type="string">
            <text:p text:style-name="P5">17/11/2018</text:p>
          </table:table-cell>
          <table:table-cell table:style-name="Changelog.B2" office:value-type="string">
            <text:p text:style-name="P7">Added Main story</text:p>
          </table:table-cell>
        </table:table-row>
        <table:table-row table:style-name="Changelog.10">
          <table:table-cell table:style-name="Changelog.A3" office:value-type="string">
            <text:p text:style-name="P8">Maione</text:p>
          </table:table-cell>
          <table:table-cell table:style-name="Changelog.B3" office:value-type="string">
            <text:p text:style-name="P6">17/11/2018</text:p>
          </table:table-cell>
          <table:table-cell table:style-name="Changelog.B3" office:value-type="string">
            <text:p text:style-name="P8">Create<text:span text:style-name="T4">d</text:span> Master document</text:p>
          </table:table-cell>
        </table:table-row>
        <table:table-row table:style-name="Changelog.10">
          <table:table-cell table:style-name="Changelog.A2" office:value-type="string">
            <text:p text:style-name="P11">Maione</text:p>
          </table:table-cell>
          <table:table-cell table:style-name="Changelog.B2" office:value-type="string">
            <text:p text:style-name="P11">19/11/2018</text:p>
          </table:table-cell>
          <table:table-cell table:style-name="Changelog.B2" office:value-type="string">
            <text:p text:style-name="P11">Tropes</text:p>
          </table:table-cell>
        </table:table-row>
        <table:table-row table:style-name="Changelog.10">
          <table:table-cell table:style-name="Changelog.A3" office:value-type="string">
            <text:p text:style-name="P11">Dettori, Iervolino</text:p>
          </table:table-cell>
          <table:table-cell table:style-name="Changelog.B3" office:value-type="string">
            <text:p text:style-name="P11">19/11/2018</text:p>
          </table:table-cell>
          <table:table-cell table:style-name="Changelog.B3" office:value-type="string">
            <text:p text:style-name="P11">Goal outline, added images of settings</text:p>
          </table:table-cell>
        </table:table-row>
        <table:table-row table:style-name="Changelog.10">
          <table:table-cell table:style-name="Changelog.A2" office:value-type="string">
            <text:p text:style-name="P12">Iervolino</text:p>
          </table:table-cell>
          <table:table-cell table:style-name="Changelog.B2" office:value-type="string">
            <text:p text:style-name="P13">19/11/2018</text:p>
          </table:table-cell>
          <table:table-cell table:style-name="Changelog.B2" office:value-type="string">
            <text:p text:style-name="P13"><text:span text:style-name="T6">R</text:span>evision</text:p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21cm" loext:contextual-spacing="false" fo:text-indent="0cm" style:auto-text-indent="false"/>
      <style:text-properties fo:color="#faa61a" fo:font-size="18pt" fo:language="en" fo:country="US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nge log</dc:title>
    <dc:date>2018-11-19T15:26:12.670000000</dc:date>
    <dc:creator>Michele Maione</dc:creator>
    <meta:editing-duration>PT9M18S</meta:editing-duration>
    <meta:editing-cycles>8</meta:editing-cycles>
    <meta:generator>LibreOffice/6.1.2.1$Windows_X86_64 LibreOffice_project/65905a128db06ba48db947242809d14d3f9a93fe</meta:generator>
    <meta:document-statistic meta:table-count="2" meta:image-count="0" meta:object-count="0" meta:page-count="1" meta:paragraph-count="87" meta:word-count="178" meta:character-count="1290" meta:non-whitespace-character-count="1200"/>
    <meta:template xlink:type="simple" xlink:actuate="onRequest" xlink:title="" xlink:href="../MasterGameDesignDocument.odm" meta:date="2018-11-19T15:22:56.896000000"/>
  </office:meta>
</office:document-meta>
</file>